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T2a" style:family="table">
      <style:table-properties style:width="6.925in" table:align="margins" style:shadow="none" style:may-break-between-rows="true" table:border-model="collapsing"/>
    </style:style>
    <style:style style:name="TT2a.A" style:family="table-column">
      <style:table-column-properties style:column-width="1.1542in" style:rel-column-width="10922*"/>
    </style:style>
    <style:style style:name="TT2a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T2a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T2a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T2a.7" style:family="table-row">
      <style:table-row-properties fo:keep-together="auto"/>
    </style:style>
    <style:style style:name="TT2a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T2a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T2b" style:family="table">
      <style:table-properties style:width="6.9271in" fo:margin-left="0in" table:align="left"/>
    </style:style>
    <style:style style:name="TT2b.A" style:family="table-column">
      <style:table-column-properties style:column-width="0.8653in"/>
    </style:style>
    <style:style style:name="TT2b.B" style:family="table-column">
      <style:table-column-properties style:column-width="0.866in"/>
    </style:style>
    <style:style style:name="TT2b.C" style:family="table-column">
      <style:table-column-properties style:column-width="0.7063in"/>
    </style:style>
    <style:style style:name="TT2b.D" style:family="table-column">
      <style:table-column-properties style:column-width="1.025in"/>
    </style:style>
    <style:style style:name="TT2b.H" style:family="table-column">
      <style:table-column-properties style:column-width="0.8681in"/>
    </style:style>
    <style:style style:name="TT2b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T2b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T2b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T2b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T2b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42in"/>
    </style:style>
    <style:style style:name="Table1.C" style:family="table-column">
      <style:table-column-properties style:column-width="1.0667in"/>
    </style:style>
    <style:style style:name="Table1.D" style:family="table-column">
      <style:table-column-properties style:column-width="1.2417in"/>
    </style:style>
    <style:style style:name="Table1.F" style:family="table-column">
      <style:table-column-properties style:column-width="1.1563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T3Not" style:family="table">
      <style:table-properties style:width="2in" table:align="left" style:shadow="none" style:may-break-between-rows="true" table:border-model="collapsing"/>
    </style:style>
    <style:style style:name="TT3Not.A" style:family="table-column">
      <style:table-column-properties style:column-width="0.6667in"/>
    </style:style>
    <style:style style:name="TT3Not.1" style:family="table-row">
      <style:table-row-properties fo:keep-together="auto"/>
    </style:style>
    <style:style style:name="TT3Not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T3Not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T3Not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T3Not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T3Not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T3AND" style:family="table">
      <style:table-properties style:width="4.4375in" table:align="left" style:shadow="none" style:may-break-between-rows="true" table:border-model="collapsing"/>
    </style:style>
    <style:style style:name="TT3AND.A" style:family="table-column">
      <style:table-column-properties style:column-width="0.375in"/>
    </style:style>
    <style:style style:name="TT3AND.C" style:family="table-column">
      <style:table-column-properties style:column-width="0.75in"/>
    </style:style>
    <style:style style:name="TT3AND.D" style:family="table-column">
      <style:table-column-properties style:column-width="0.9375in"/>
    </style:style>
    <style:style style:name="TT3AND.E" style:family="table-column">
      <style:table-column-properties style:column-width="1.375in"/>
    </style:style>
    <style:style style:name="TT3AND.F" style:family="table-column">
      <style:table-column-properties style:column-width="0.625in"/>
    </style:style>
    <style:style style:name="TT3AND.1" style:family="table-row">
      <style:table-row-properties fo:keep-together="auto"/>
    </style:style>
    <style:style style:name="TT3AND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T3AND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T3AND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T3AND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T3AND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4.4375in" table:align="left" style:shadow="none" style:may-break-between-rows="true" table:border-model="collapsing"/>
    </style:style>
    <style:style style:name="Table2.A" style:family="table-column">
      <style:table-column-properties style:column-width="0.37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1.375in"/>
    </style:style>
    <style:style style:name="Table2.E" style:family="table-column">
      <style:table-column-properties style:column-width="1.437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rsid="000bb731" officeooo:paragraph-rsid="000bb731"/>
    </style:style>
    <style:style style:name="P2" style:family="paragraph" style:parent-style-name="Standard">
      <style:paragraph-properties fo:text-align="start" style:justify-single-word="false"/>
      <style:text-properties officeooo:rsid="000bb731" officeooo:paragraph-rsid="000bb731"/>
    </style:style>
    <style:style style:name="P3" style:family="paragraph" style:parent-style-name="Standard">
      <style:paragraph-properties fo:text-align="start" style:justify-single-word="false"/>
      <style:text-properties officeooo:paragraph-rsid="000d4e44"/>
    </style:style>
    <style:style style:name="P4" style:family="paragraph" style:parent-style-name="Standard">
      <style:paragraph-properties fo:text-align="start" style:justify-single-word="false"/>
      <style:text-properties officeooo:paragraph-rsid="000eaf41"/>
    </style:style>
    <style:style style:name="P5" style:family="paragraph" style:parent-style-name="Standard">
      <style:paragraph-properties fo:text-align="start" style:justify-single-word="false"/>
      <style:text-properties officeooo:paragraph-rsid="00103885"/>
    </style:style>
    <style:style style:name="P6" style:family="paragraph" style:parent-style-name="Standard">
      <style:paragraph-properties fo:text-align="start" style:justify-single-word="false"/>
      <style:text-properties officeooo:rsid="000cfdf6" officeooo:paragraph-rsid="000cfdf6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ab2" officeooo:paragraph-rsid="000dba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ab2" officeooo:paragraph-rsid="000ea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officeooo:rsid="000d4e44" officeooo:paragraph-rsid="000d4e44"/>
    </style:style>
    <style:style style:name="P10" style:family="paragraph" style:parent-style-name="Standard">
      <style:paragraph-properties fo:text-align="start" style:justify-single-word="false"/>
      <style:text-properties officeooo:rsid="000eaf41" officeooo:paragraph-rsid="000eaf41"/>
    </style:style>
    <style:style style:name="P11" style:family="paragraph" style:parent-style-name="Standard">
      <style:paragraph-properties fo:text-align="start" style:justify-single-word="false"/>
      <style:text-properties officeooo:rsid="000eaf41" officeooo:paragraph-rsid="00103885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df6" officeooo:paragraph-rsid="000cfd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4e44" officeooo:paragraph-rsid="000d4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ab2" officeooo:paragraph-rsid="000dba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ab2" officeooo:paragraph-rsid="000ea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f41" officeooo:paragraph-rsid="000ea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df6" officeooo:paragraph-rsid="000cfd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bc841"/>
    </style:style>
    <style:style style:name="T2" style:family="text">
      <style:text-properties officeooo:rsid="000cfdf6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4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a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f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0d4e44"/>
    </style:style>
    <style:style style:name="T9" style:family="text">
      <style:text-properties officeooo:rsid="000eaf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2</text:p>
      <text:p text:style-name="P1">Gage Farmer</text:p>
      <text:p text:style-name="P2">1.</text:p>
      <text:p text:style-name="P2"><text:tab/>a)<text:tab/><text:tab/><text:tab/>Not (P and Q) cross-implies (Not P and Not Q)</text:p>
      <text:p text:style-name="P2"><text:tab/><text:tab/>Contingency</text:p>
      <text:p text:style-name="P2"/>
      <text:p text:style-name="P2"><text:tab/>b)<text:tab/><text:tab/><text:tab/>Not (P or Q) cross-implies (Not P and Not Q)</text:p>
      <text:p text:style-name="P2"><text:tab/><text:tab/>Tautology</text:p>
      <text:p text:style-name="P2"/>
      <text:p text:style-name="P2"><text:tab/>c)<text:tab/><text:tab/><text:tab/>((P and Q) cross-implies Q) cross-implies (Q implies P)</text:p>
      <text:p text:style-name="P2"><text:tab/><text:tab/><text:tab/><text:tab/><text:span text:style-name="T1">00 or 10 or 11</text:span></text:p>
      <text:p text:style-name="P2"><text:tab/><text:tab/><text:span text:style-name="T1">Tautology</text:span></text:p>
      <text:p text:style-name="P2"/>
      <text:p text:style-name="P2"><text:tab/>d)<text:tab/><text:tab/><text:tab/>P implies Q implies R – OR – P and Not Q or R</text:p>
      <text:p text:style-name="P2"><text:tab/><text:tab/><text:tab/><text:tab/>111 or 100 or 001</text:p>
      <text:p text:style-name="P2"><text:tab/><text:tab/>Contingency</text:p>
      <text:p text:style-name="P2"/>
      <text:p text:style-name="P2"><text:tab/>e)<text:tab/><text:tab/><text:tab/>(P or Q) and R - implies – (P and Q) or (P or R)</text:p>
      <text:p text:style-name="P2"><text:tab/><text:tab/><text:span text:style-name="T1">Tautology</text:span></text:p>
      <text:p text:style-name="P2"/>
      <text:p text:style-name="P2"><text:tab/>f)<text:tab/><text:tab/><text:tab/>(P or Q – implies – P and Q) and (P xor Q)</text:p>
      <text:p text:style-name="P2"><text:tab/><text:tab/>Contradiction</text:p>
      <text:p text:style-name="P2"/>
      <text:p text:style-name="P2"/>
      <text:p text:style-name="P2">2.</text:p>
      <text:p text:style-name="P2"><text:tab/><text:span text:style-name="T1">a)<text:tab/></text:span></text:p>
      <table:table table:name="TT2a" table:style-name="TT2a" table:template-name="Academic">
        <table:table-column table:style-name="TT2a.A" table:number-columns-repeated="6"/>
        <table:table-row>
          <table:table-cell table:style-name="TT2a.A1" office:value-type="string">
            <text:p text:style-name="P18">P</text:p>
          </table:table-cell>
          <table:table-cell table:style-name="TT2a.A1" office:value-type="string">
            <text:p text:style-name="P18">Q</text:p>
          </table:table-cell>
          <table:table-cell table:style-name="TT2a.A1" office:value-type="string">
            <text:p text:style-name="P18">R</text:p>
          </table:table-cell>
          <table:table-cell table:style-name="TT2a.A1" office:value-type="string">
            <text:p text:style-name="P18">P =&gt; Q</text:p>
          </table:table-cell>
          <table:table-cell table:style-name="TT2a.A1" office:value-type="string">
            <text:p text:style-name="P18">Q =&gt; R</text:p>
          </table:table-cell>
          <table:table-cell table:style-name="TT2a.A1" office:value-type="string">
            <text:p text:style-name="P18">P =&gt; R</text:p>
          </table:table-cell>
        </table:table-row>
        <table:table-row>
          <table:table-cell table:style-name="TT2a.A2" office:value-type="string">
            <text:p text:style-name="P13">1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</table:table-row>
        <table:table-row>
          <table:table-cell table:style-name="TT2a.A2" office:value-type="string">
            <text:p text:style-name="P13">1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0">
            <text:p text:style-name="P13">0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0">
            <text:p text:style-name="P13">0</text:p>
          </table:table-cell>
          <table:table-cell table:style-name="TT2a.B2" office:value-type="float" office:value="0">
            <text:p text:style-name="P13">0</text:p>
          </table:table-cell>
        </table:table-row>
        <table:table-row>
          <table:table-cell table:style-name="TT2a.A2" office:value-type="string">
            <text:p text:style-name="P13">1</text:p>
          </table:table-cell>
          <table:table-cell table:style-name="TT2a.B2" office:value-type="float" office:value="0">
            <text:p text:style-name="P13">0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0">
            <text:p text:style-name="P13">0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</table:table-row>
        <table:table-row>
          <table:table-cell table:style-name="TT2a.A2" office:value-type="string">
            <text:p text:style-name="P13">1</text:p>
          </table:table-cell>
          <table:table-cell table:style-name="TT2a.B2" office:value-type="float" office:value="0">
            <text:p text:style-name="P13">0</text:p>
          </table:table-cell>
          <table:table-cell table:style-name="TT2a.B2" office:value-type="float" office:value="0">
            <text:p text:style-name="P13">0</text:p>
          </table:table-cell>
          <table:table-cell table:style-name="TT2a.B2" office:value-type="float" office:value="0">
            <text:p text:style-name="P13">0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0">
            <text:p text:style-name="P13">0</text:p>
          </table:table-cell>
        </table:table-row>
        <table:table-row>
          <table:table-cell table:style-name="TT2a.A2" office:value-type="string">
            <text:p text:style-name="P13">0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</table:table-row>
        <table:table-row table:style-name="TT2a.7">
          <table:table-cell table:style-name="TT2a.A2" office:value-type="string">
            <text:p text:style-name="P13">0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0">
            <text:p text:style-name="P13">0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0">
            <text:p text:style-name="P13">0</text:p>
          </table:table-cell>
          <table:table-cell table:style-name="TT2a.B2" office:value-type="float" office:value="1">
            <text:p text:style-name="P13">1</text:p>
          </table:table-cell>
        </table:table-row>
        <table:table-row>
          <table:table-cell table:style-name="TT2a.A2" office:value-type="string">
            <text:p text:style-name="P13">0</text:p>
          </table:table-cell>
          <table:table-cell table:style-name="TT2a.B2" office:value-type="float" office:value="0">
            <text:p text:style-name="P13">0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  <table:table-cell table:style-name="TT2a.B2" office:value-type="float" office:value="1">
            <text:p text:style-name="P13">1</text:p>
          </table:table-cell>
        </table:table-row>
        <table:table-row>
          <table:table-cell table:style-name="TT2a.A9" office:value-type="string">
            <text:p text:style-name="P13">0</text:p>
          </table:table-cell>
          <table:table-cell table:style-name="TT2a.B9" office:value-type="float" office:value="0">
            <text:p text:style-name="P13">0</text:p>
          </table:table-cell>
          <table:table-cell table:style-name="TT2a.B9" office:value-type="float" office:value="0">
            <text:p text:style-name="P13">0</text:p>
          </table:table-cell>
          <table:table-cell table:style-name="TT2a.B9" office:value-type="float" office:value="1">
            <text:p text:style-name="P13">1</text:p>
          </table:table-cell>
          <table:table-cell table:style-name="TT2a.B9" office:value-type="float" office:value="1">
            <text:p text:style-name="P13">1</text:p>
          </table:table-cell>
          <table:table-cell table:style-name="TT2a.B9" office:value-type="float" office:value="1">
            <text:p text:style-name="P13">1</text:p>
          </table:table-cell>
        </table:table-row>
      </table:table>
      <text:p text:style-name="P2"/>
      <text:p text:style-name="P6"><text:tab/>Argument is invalid because conclusion can be true when only one premise is true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<text:span text:style-name="T2">b)</text:span></text:p>
      <table:table table:name="TT2b" table:style-name="TT2b" table:template-name="Academic">
        <table:table-column table:style-name="TT2b.A"/>
        <table:table-column table:style-name="TT2b.B"/>
        <table:table-column table:style-name="TT2b.C"/>
        <table:table-column table:style-name="TT2b.D"/>
        <table:table-column table:style-name="TT2b.A"/>
        <table:table-column table:style-name="TT2b.B"/>
        <table:table-column table:style-name="TT2b.A"/>
        <table:table-column table:style-name="TT2b.H"/>
        <table:table-row>
          <table:table-cell table:style-name="TT2b.A1" office:value-type="string">
            <text:p text:style-name="P13">A</text:p>
          </table:table-cell>
          <table:table-cell table:style-name="TT2b.A1" office:value-type="string">
            <text:p text:style-name="P13">B</text:p>
          </table:table-cell>
          <table:table-cell table:style-name="TT2b.A1" office:value-type="string">
            <text:p text:style-name="P13">C</text:p>
          </table:table-cell>
          <table:table-cell table:style-name="TT2b.A1" office:value-type="string">
            <text:p text:style-name="P13">(A v B) =&gt; C</text:p>
          </table:table-cell>
          <table:table-cell table:style-name="TT2b.A1" office:value-type="string">
            <text:p text:style-name="P13">A ∨ ¬C</text:p>
          </table:table-cell>
          <table:table-cell table:style-name="TT2b.A1" office:value-type="string">
            <text:p text:style-name="P12">B ∨ ¬C</text:p>
          </table:table-cell>
          <table:table-cell table:style-name="TT2b.A1" office:value-type="string">
            <text:p text:style-name="P12">A &lt;<text:span text:style-name="T2">=&gt;</text:span> ¬B</text:p>
          </table:table-cell>
          <table:table-cell table:style-name="TT2b.A1" office:value-type="string">
            <text:p text:style-name="P12">C ∧ ¬C</text:p>
          </table:table-cell>
        </table:table-row>
        <table:table-row>
          <table:table-cell table:style-name="TT2b.A2" office:value-type="string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0">
            <text:p text:style-name="P13">0</text:p>
          </table:table-cell>
        </table:table-row>
        <table:table-row>
          <table:table-cell table:style-name="TT2b.A2" office:value-type="string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0">
            <text:p text:style-name="P13">0</text:p>
          </table:table-cell>
        </table:table-row>
        <table:table-row>
          <table:table-cell table:style-name="TT2b.A2" office:value-type="string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0">
            <text:p text:style-name="P13">0</text:p>
          </table:table-cell>
        </table:table-row>
        <table:table-row>
          <table:table-cell table:style-name="TT2b.A2" office:value-type="string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0">
            <text:p text:style-name="P13">0</text:p>
          </table:table-cell>
        </table:table-row>
        <table:table-row>
          <table:table-cell table:style-name="TT2b.A2" office:value-type="string">
            <text:p text:style-name="P13">0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0">
            <text:p text:style-name="P13">0</text:p>
          </table:table-cell>
        </table:table-row>
        <table:table-row>
          <table:table-cell table:style-name="TT2b.A2" office:value-type="string">
            <text:p text:style-name="P13">0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</table:table-row>
        <table:table-row>
          <table:table-cell table:style-name="TT2b.A2" office:value-type="string">
            <text:p text:style-name="P13">0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1">
            <text:p text:style-name="P13">1</text:p>
          </table:table-cell>
          <table:table-cell table:style-name="TT2b.B2" office:value-type="float" office:value="0">
            <text:p text:style-name="P13">0</text:p>
          </table:table-cell>
        </table:table-row>
        <table:table-row>
          <table:table-cell table:style-name="TT2b.A9" office:value-type="string">
            <text:p text:style-name="P13">0</text:p>
          </table:table-cell>
          <table:table-cell table:style-name="TT2b.B9" office:value-type="float" office:value="0">
            <text:p text:style-name="P13">0</text:p>
          </table:table-cell>
          <table:table-cell table:style-name="TT2b.B9" office:value-type="float" office:value="0">
            <text:p text:style-name="P13">0</text:p>
          </table:table-cell>
          <table:table-cell table:style-name="TT2b.B9" office:value-type="float" office:value="1">
            <text:p text:style-name="P13">1</text:p>
          </table:table-cell>
          <table:table-cell table:style-name="TT2b.B9" office:value-type="float" office:value="1">
            <text:p text:style-name="P13">1</text:p>
          </table:table-cell>
          <table:table-cell table:style-name="TT2b.B9" office:value-type="float" office:value="1">
            <text:p text:style-name="P13">1</text:p>
          </table:table-cell>
          <table:table-cell table:style-name="TT2b.B9" office:value-type="float" office:value="1">
            <text:p text:style-name="P13">1</text:p>
          </table:table-cell>
          <table:table-cell table:style-name="TT2b.B9" office:value-type="float" office:value="0">
            <text:p text:style-name="P13">0</text:p>
          </table:table-cell>
        </table:table-row>
      </table:table>
      <text:p text:style-name="P2"><text:tab/></text:p>
      <text:p text:style-name="P2"><text:tab/><text:span text:style-name="T8">Argument is invalid because conclusion is always false, even when all premises are true.</text:span></text:p>
      <text:p text:style-name="P2"/>
      <text:p text:style-name="P2"/>
      <text:p text:style-name="P2"><text:tab/><text:span text:style-name="T8">c)</text:span></text:p>
      <table:table table:name="Table1" table:style-name="Table1" table:template-name="Academic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14">X</text:p>
          </table:table-cell>
          <table:table-cell table:style-name="Table1.A1" office:value-type="string">
            <text:p text:style-name="P14">Y</text:p>
          </table:table-cell>
          <table:table-cell table:style-name="Table1.A1" office:value-type="string">
            <text:p text:style-name="P14">Z</text:p>
          </table:table-cell>
          <table:table-cell table:style-name="Table1.A1" office:value-type="string">
            <text:p text:style-name="P14">(X v Y) ^ (X v Z)</text:p>
          </table:table-cell>
          <table:table-cell table:style-name="Table1.A1" office:value-type="string">
            <text:p text:style-name="P14">Y ^ Z</text:p>
          </table:table-cell>
          <table:table-cell table:style-name="Table1.A1" office:value-type="string">
            <text:p text:style-name="P14">X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1">
            <text:p text:style-name="P14">1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1">
            <text:p text:style-name="P14">1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1">
            <text:p text:style-name="P14">1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1">
            <text:p text:style-name="P14">1</text:p>
          </table:table-cell>
        </table:table-row>
        <table:table-row>
          <table:table-cell table:style-name="Table1.A2" office:value-type="string">
            <text:p text:style-name="P14">0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0">
            <text:p text:style-name="P14">0</text:p>
          </table:table-cell>
        </table:table-row>
        <table:table-row>
          <table:table-cell table:style-name="Table1.A2" office:value-type="string">
            <text:p text:style-name="P14">0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0">
            <text:p text:style-name="P14">0</text:p>
          </table:table-cell>
        </table:table-row>
        <table:table-row>
          <table:table-cell table:style-name="Table1.A2" office:value-type="string">
            <text:p text:style-name="P14">0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1">
            <text:p text:style-name="P14">1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0">
            <text:p text:style-name="P14">0</text:p>
          </table:table-cell>
          <table:table-cell table:style-name="Table1.B2" office:value-type="float" office:value="0">
            <text:p text:style-name="P14">0</text:p>
          </table:table-cell>
        </table:table-row>
        <table:table-row>
          <table:table-cell table:style-name="Table1.A9" office:value-type="string">
            <text:p text:style-name="P14">0</text:p>
          </table:table-cell>
          <table:table-cell table:style-name="Table1.B9" office:value-type="float" office:value="0">
            <text:p text:style-name="P14">0</text:p>
          </table:table-cell>
          <table:table-cell table:style-name="Table1.B9" office:value-type="float" office:value="0">
            <text:p text:style-name="P14">0</text:p>
          </table:table-cell>
          <table:table-cell table:style-name="Table1.B9" office:value-type="float" office:value="0">
            <text:p text:style-name="P14">0</text:p>
          </table:table-cell>
          <table:table-cell table:style-name="Table1.B9" office:value-type="float" office:value="0">
            <text:p text:style-name="P14">0</text:p>
          </table:table-cell>
          <table:table-cell table:style-name="Table1.B9" office:value-type="float" office:value="0">
            <text:p text:style-name="P14">0</text:p>
          </table:table-cell>
        </table:table-row>
      </table:table>
      <text:p text:style-name="P2"/>
      <text:p text:style-name="P2"><text:tab/><text:span text:style-name="T8">Argument is valid because whenever all premises are true, conclusion is true.</text:span></text:p>
      <text:p text:style-name="P2"/>
      <text:p text:style-name="P2"/>
      <text:p text:style-name="P2"/>
      <text:p text:style-name="P9">3.</text:p>
      <text:p text:style-name="P9"/>
      <text:p text:style-name="P9">NOR is universal because it can be used to demonstrate each of the other logical operations</text:p>
      <text:p text:style-name="P9"/>
      <text:p text:style-name="P9"><text:tab/>NOT written with NOR</text:p>
      <text:p text:style-name="P9"/>
      <text:p text:style-name="P3"><text:span text:style-name="T8"><text:tab/><text:tab/>NOT </text:span><text:span text:style-name="T9">P</text:span><text:span text:style-name="T8"> <text:s/>= <text:s/></text:span><text:span text:style-name="T9">P</text:span><text:span text:style-name="T8"> NOR </text:span><text:span text:style-name="T9">P</text:span></text:p>
      <text:p text:style-name="P3"><text:span text:style-name="T4"><text:tab/><text:tab/><text:tab/></text:span></text:p>
      <text:p text:style-name="P3"><text:span text:style-name="T4"><text:tab/><text:tab/><text:tab/>¬</text:span><text:span text:style-name="T6">P</text:span><text:span text:style-name="T4"> = </text:span><text:span text:style-name="T6">P</text:span><text:span text:style-name="T4"> </text:span><text:span text:style-name="T3">↓ </text:span><text:span text:style-name="T6">P</text:span></text:p>
      <text:p text:style-name="P3"><text:span text:style-name="T4"/></text:p>
      <table:table table:name="TT3Not" table:style-name="TT3Not" table:template-name="Academic">
        <table:table-column table:style-name="TT3Not.A" table:number-columns-repeated="3"/>
        <table:table-row table:style-name="TT3Not.1">
          <table:table-cell table:style-name="TT3Not.A1" office:value-type="string">
            <text:p text:style-name="P17">P</text:p>
          </table:table-cell>
          <table:table-cell table:style-name="TT3Not.A1" office:value-type="string">
            <text:p text:style-name="P7"><text:span text:style-name="T4">¬</text:span><text:span text:style-name="T9">P</text:span></text:p>
          </table:table-cell>
          <table:table-cell table:style-name="TT3Not.A1" office:value-type="string">
            <text:p text:style-name="P7"><text:span text:style-name="T9">P</text:span><text:span text:style-name="T4"> </text:span><text:span text:style-name="T3">↓ </text:span><text:span text:style-name="T9">P</text:span></text:p>
          </table:table-cell>
        </table:table-row>
        <table:table-row table:style-name="TT3Not.1">
          <table:table-cell table:style-name="TT3Not.A2" office:value-type="string">
            <text:p text:style-name="P15">1</text:p>
          </table:table-cell>
          <table:table-cell table:style-name="TT3Not.B2" office:value-type="float" office:value="0">
            <text:p text:style-name="P15">0</text:p>
          </table:table-cell>
          <table:table-cell table:style-name="TT3Not.B2" office:value-type="float" office:value="0">
            <text:p text:style-name="P15">0</text:p>
          </table:table-cell>
        </table:table-row>
        <table:table-row table:style-name="TT3Not.1">
          <table:table-cell table:style-name="TT3Not.A3" office:value-type="string">
            <text:p text:style-name="P15">0</text:p>
          </table:table-cell>
          <table:table-cell table:style-name="TT3Not.B3" office:value-type="float" office:value="1">
            <text:p text:style-name="P15">1</text:p>
          </table:table-cell>
          <table:table-cell table:style-name="TT3Not.B3" office:value-type="float" office:value="1">
            <text:p text:style-name="P15">1</text:p>
          </table:table-cell>
        </table:table-row>
      </table:table>
      <text:p text:style-name="P3"><text:span text:style-name="T4"/></text:p>
      <text:p text:style-name="P3"><text:span text:style-name="T4"><text:tab/>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<text:tab/>AND written with NOR</text:span></text:p>
      <text:p text:style-name="P3"><text:span text:style-name="T4"/></text:p>
      <text:p text:style-name="P3"><text:span text:style-name="T4"><text:tab/><text:tab/></text:span><text:span text:style-name="T6">P</text:span><text:span text:style-name="T4"> AND </text:span><text:span text:style-name="T6">Q</text:span><text:span text:style-name="T4"> <text:s/>= <text:s/></text:span><text:span text:style-name="T5">NOR(NOR(P,P),NOR(Q,Q)</text:span></text:p>
      <text:p text:style-name="P3"><text:span text:style-name="T5"/></text:p>
      <table:table table:name="TT3AND" table:style-name="TT3AND" table:template-name="Academic">
        <table:table-column table:style-name="TT3AND.A" table:number-columns-repeated="2"/>
        <table:table-column table:style-name="TT3AND.C"/>
        <table:table-column table:style-name="TT3AND.D"/>
        <table:table-column table:style-name="TT3AND.E"/>
        <table:table-column table:style-name="TT3AND.F"/>
        <table:table-row table:style-name="TT3AND.1">
          <table:table-cell table:style-name="TT3AND.A1" office:value-type="string">
            <text:p text:style-name="P15">P</text:p>
          </table:table-cell>
          <table:table-cell table:style-name="TT3AND.A1" office:value-type="string">
            <text:p text:style-name="P15">Q</text:p>
          </table:table-cell>
          <table:table-cell table:style-name="TT3AND.A1" office:value-type="string">
            <text:p text:style-name="P7">P ↓ P</text:p>
          </table:table-cell>
          <table:table-cell table:style-name="TT3AND.A1" office:value-type="string">
            <text:p text:style-name="P7">Q ↓ Q</text:p>
          </table:table-cell>
          <table:table-cell table:style-name="TT3AND.A1" office:value-type="string">
            <text:p text:style-name="P15">(P ↓ P) ↓ (Q ↓ Q)</text:p>
          </table:table-cell>
          <table:table-cell table:style-name="TT3AND.A1" office:value-type="string">
            <text:p text:style-name="P15">P ^ Q</text:p>
          </table:table-cell>
        </table:table-row>
        <table:table-row table:style-name="TT3AND.1">
          <table:table-cell table:style-name="TT3AND.A2" office:value-type="string">
            <text:p text:style-name="P15">0</text:p>
          </table:table-cell>
          <table:table-cell table:style-name="TT3AND.B2" office:value-type="float" office:value="0">
            <text:p text:style-name="P15">0</text:p>
          </table:table-cell>
          <table:table-cell table:style-name="TT3AND.B2" office:value-type="float" office:value="1">
            <text:p text:style-name="P15">1</text:p>
          </table:table-cell>
          <table:table-cell table:style-name="TT3AND.B2" office:value-type="float" office:value="1">
            <text:p text:style-name="P15">1</text:p>
          </table:table-cell>
          <table:table-cell table:style-name="TT3AND.B2" office:value-type="float" office:value="0">
            <text:p text:style-name="P15">0</text:p>
          </table:table-cell>
          <table:table-cell table:style-name="TT3AND.B2" office:value-type="float" office:value="0">
            <text:p text:style-name="P17">0</text:p>
          </table:table-cell>
        </table:table-row>
        <table:table-row>
          <table:table-cell table:style-name="TT3AND.A2" office:value-type="string">
            <text:p text:style-name="P15">0</text:p>
          </table:table-cell>
          <table:table-cell table:style-name="TT3AND.B2" office:value-type="float" office:value="1">
            <text:p text:style-name="P15">1</text:p>
          </table:table-cell>
          <table:table-cell table:style-name="TT3AND.B2" office:value-type="float" office:value="1">
            <text:p text:style-name="P15">1</text:p>
          </table:table-cell>
          <table:table-cell table:style-name="TT3AND.B2" office:value-type="float" office:value="0">
            <text:p text:style-name="P15">0</text:p>
          </table:table-cell>
          <table:table-cell table:style-name="TT3AND.B2" office:value-type="float" office:value="0">
            <text:p text:style-name="P15">0</text:p>
          </table:table-cell>
          <table:table-cell table:style-name="TT3AND.B2" office:value-type="float" office:value="0">
            <text:p text:style-name="P17">0</text:p>
          </table:table-cell>
        </table:table-row>
        <table:table-row>
          <table:table-cell table:style-name="TT3AND.A2" office:value-type="string">
            <text:p text:style-name="P15">1</text:p>
          </table:table-cell>
          <table:table-cell table:style-name="TT3AND.B2" office:value-type="float" office:value="0">
            <text:p text:style-name="P15">0</text:p>
          </table:table-cell>
          <table:table-cell table:style-name="TT3AND.B2" office:value-type="float" office:value="0">
            <text:p text:style-name="P15">0</text:p>
          </table:table-cell>
          <table:table-cell table:style-name="TT3AND.B2" office:value-type="float" office:value="1">
            <text:p text:style-name="P15">1</text:p>
          </table:table-cell>
          <table:table-cell table:style-name="TT3AND.B2" office:value-type="float" office:value="0">
            <text:p text:style-name="P15">0</text:p>
          </table:table-cell>
          <table:table-cell table:style-name="TT3AND.B2" office:value-type="float" office:value="0">
            <text:p text:style-name="P17">0</text:p>
          </table:table-cell>
        </table:table-row>
        <table:table-row>
          <table:table-cell table:style-name="TT3AND.A5" office:value-type="string">
            <text:p text:style-name="P15">1</text:p>
          </table:table-cell>
          <table:table-cell table:style-name="TT3AND.B5" office:value-type="float" office:value="1">
            <text:p text:style-name="P15">1</text:p>
          </table:table-cell>
          <table:table-cell table:style-name="TT3AND.B5" office:value-type="float" office:value="0">
            <text:p text:style-name="P15">0</text:p>
          </table:table-cell>
          <table:table-cell table:style-name="TT3AND.B5" office:value-type="float" office:value="0">
            <text:p text:style-name="P15">0</text:p>
          </table:table-cell>
          <table:table-cell table:style-name="TT3AND.B5" office:value-type="float" office:value="1">
            <text:p text:style-name="P15">1</text:p>
          </table:table-cell>
          <table:table-cell table:style-name="TT3AND.B5" office:value-type="float" office:value="1">
            <text:p text:style-name="P17">1</text:p>
          </table:table-cell>
        </table:table-row>
      </table:table>
      <text:p text:style-name="P3"><text:span text:style-name="T5"/></text:p>
      <text:p text:style-name="P3"><text:span text:style-name="T5"/></text:p>
      <text:p text:style-name="P3"><text:span text:style-name="T5"><text:tab/></text:span><text:span text:style-name="T6">OR written with NOR</text:span></text:p>
      <text:p text:style-name="P3"><text:span text:style-name="T6"/></text:p>
      <text:p text:style-name="P3"><text:span text:style-name="T6"><text:tab/><text:tab/>P OR Q = NOR(NOR(P,Q), NOR(P,Q))</text:span></text:p>
      <text:p text:style-name="P4"><text:span text:style-name="T5"/></text:p>
      <table:table table:name="Table2" table:style-name="Table2" table:template-name="Academic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>P</text:p>
          </table:table-cell>
          <table:table-cell table:style-name="Table2.A1" office:value-type="string">
            <text:p text:style-name="P16">Q</text:p>
          </table:table-cell>
          <table:table-cell table:style-name="Table2.A1" office:value-type="string">
            <text:p text:style-name="P8">P ↓ <text:span text:style-name="T9">Q</text:span></text:p>
          </table:table-cell>
          <table:table-cell table:style-name="Table2.A1" office:value-type="string">
            <text:p text:style-name="P16">(P ↓ <text:span text:style-name="T9">Q</text:span>) ↓ <text:span text:style-name="T9">(P</text:span> ↓ Q)</text:p>
          </table:table-cell>
          <table:table-cell table:style-name="Table2.A1" office:value-type="string">
            <text:p text:style-name="P16">P <text:span text:style-name="T9">v </text:span>Q</text:p>
          </table:table-cell>
        </table:table-row>
        <table:table-row table:style-name="Table2.1">
          <table:table-cell table:style-name="Table2.A2" office:value-type="string">
            <text:p text:style-name="P16">0</text:p>
          </table:table-cell>
          <table:table-cell table:style-name="Table2.B2" office:value-type="float" office:value="0">
            <text:p text:style-name="P16">0</text:p>
          </table:table-cell>
          <table:table-cell table:style-name="Table2.B2" office:value-type="float" office:value="1">
            <text:p text:style-name="P16">1</text:p>
          </table:table-cell>
          <table:table-cell table:style-name="Table2.B2" office:value-type="float" office:value="0">
            <text:p text:style-name="P17">0</text:p>
          </table:table-cell>
          <table:table-cell table:style-name="Table2.B2" office:value-type="float" office:value="0">
            <text:p text:style-name="P17">0</text:p>
          </table:table-cell>
        </table:table-row>
        <table:table-row>
          <table:table-cell table:style-name="Table2.A2" office:value-type="string">
            <text:p text:style-name="P16">0</text:p>
          </table:table-cell>
          <table:table-cell table:style-name="Table2.B2" office:value-type="float" office:value="1">
            <text:p text:style-name="P16">1</text:p>
          </table:table-cell>
          <table:table-cell table:style-name="Table2.B2" office:value-type="float" office:value="0">
            <text:p text:style-name="P17">0</text:p>
          </table:table-cell>
          <table:table-cell table:style-name="Table2.B2" office:value-type="float" office:value="1">
            <text:p text:style-name="P17">1</text:p>
          </table:table-cell>
          <table:table-cell table:style-name="Table2.B2" office:value-type="float" office:value="1">
            <text:p text:style-name="P17">1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B2" office:value-type="float" office:value="0">
            <text:p text:style-name="P16">0</text:p>
          </table:table-cell>
          <table:table-cell table:style-name="Table2.B2" office:value-type="float" office:value="0">
            <text:p text:style-name="P16">0</text:p>
          </table:table-cell>
          <table:table-cell table:style-name="Table2.B2" office:value-type="float" office:value="1">
            <text:p text:style-name="P17">1</text:p>
          </table:table-cell>
          <table:table-cell table:style-name="Table2.B2" office:value-type="float" office:value="1">
            <text:p text:style-name="P17">1</text:p>
          </table:table-cell>
        </table:table-row>
        <table:table-row>
          <table:table-cell table:style-name="Table2.A5" office:value-type="string">
            <text:p text:style-name="P16">1</text:p>
          </table:table-cell>
          <table:table-cell table:style-name="Table2.B5" office:value-type="float" office:value="1">
            <text:p text:style-name="P16">1</text:p>
          </table:table-cell>
          <table:table-cell table:style-name="Table2.B5" office:value-type="float" office:value="0">
            <text:p text:style-name="P16">0</text:p>
          </table:table-cell>
          <table:table-cell table:style-name="Table2.B5" office:value-type="float" office:value="1">
            <text:p text:style-name="P16">1</text:p>
          </table:table-cell>
          <table:table-cell table:style-name="Table2.B5" office:value-type="float" office:value="1">
            <text:p text:style-name="P17">1</text:p>
          </table:table-cell>
        </table:table-row>
      </table:table>
      <text:p text:style-name="P4"><text:span text:style-name="T5"/></text:p>
      <text:p text:style-name="P4"><text:span text:style-name="T5"/></text:p>
      <text:p text:style-name="P10"><text:span text:style-name="T5">4.</text:span></text:p>
      <text:p text:style-name="P10"><text:span text:style-name="T5"><text:tab/></text:span><text:span text:style-name="T7">a)<text:tab/></text:span></text:p>
      <text:p text:style-name="P10"><text:span text:style-name="T7"><text:tab/><text:tab/>{}, {b}, {d}, {b, d}</text:span></text:p>
      <text:p text:style-name="P10"><text:span text:style-name="T7"><text:tab/></text:span></text:p>
      <text:p text:style-name="P10"><text:span text:style-name="T7"><text:tab/>b)<text:tab/></text:span></text:p>
      <text:p text:style-name="P10"><text:span text:style-name="T7"><text:tab/><text:tab/>2^5 = 32</text:span></text:p>
      <text:p text:style-name="P10"><text:span text:style-name="T7"/></text:p>
      <text:p text:style-name="P11"><text:span text:style-name="T7"><text:tab/>c)</text:span></text:p>
      <text:p text:style-name="P4"><text:span text:style-name="T5"><text:tab/><text:tab/>P(U)∪P(V)={{},{a},{b},{c},{d},{f},{a,b},{a,c},{a,d},{b,c},{b,d},{c,d},{a,b,c},<text:tab/><text:tab/><text:tab/>{a,b,d},{a,c,d},{b,c,d},{b,d,f},{a,b,c,d},{a,b,d,f},{a,c,d,f},{b,c,d,f},{a,b,c,d,f}}</text:span></text:p>
      <text:p text:style-name="P4"><text:span text:style-name="T5"><text:tab/><text:tab/></text:span></text:p>
      <text:p text:style-name="P5"><text:span text:style-name="T5"><text:tab/><text:tab/></text:span><text:span text:style-name="T7">|</text:span><text:span text:style-name="T5">P(U)∪P(V)</text:span><text:span text:style-name="T7">| = 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8:22.379105957</meta:creation-date>
    <dc:date>2024-02-02T11:57:53.982487693</dc:date>
    <meta:editing-duration>PT12M9S</meta:editing-duration>
    <meta:editing-cycles>1</meta:editing-cycles>
    <meta:document-statistic meta:table-count="6" meta:image-count="0" meta:object-count="0" meta:page-count="3" meta:paragraph-count="291" meta:word-count="499" meta:character-count="1575" meta:non-whitespace-character-count="1271"/>
    <meta:generator>LibreOffice/7.3.7.2$Linux_X86_64 LibreOffice_project/30$Build-2</meta:generator>
  </office:meta>
</office:document-meta>
</file>